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5ba8" officeooo:paragraph-rsid="00165ba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style="normal" fo:font-weight="bold" officeooo:rsid="00165ba8" officeooo:paragraph-rsid="00165ba8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fo:font-weight="bold" officeooo:rsid="00181b39" officeooo:paragraph-rsid="00181b39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fo:font-weight="bold" officeooo:rsid="0019b065" officeooo:paragraph-rsid="0019b06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italic" fo:font-weight="bold" officeooo:rsid="00165ba8" officeooo:paragraph-rsid="00165ba8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0pt" fo:font-style="italic" fo:font-weight="bold" officeooo:rsid="00165ba8" officeooo:paragraph-rsid="00165ba8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style="italic" fo:font-weight="bold" officeooo:rsid="00181b39" officeooo:paragraph-rsid="00181b39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0pt" fo:font-style="italic" fo:font-weight="bold" officeooo:rsid="00181b39" officeooo:paragraph-rsid="00183e0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fo:font-weight="bold" officeooo:rsid="00181b39" officeooo:paragraph-rsid="0019b065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font-size="10pt" fo:font-style="italic" fo:font-weight="bold" officeooo:rsid="00183e0d" officeooo:paragraph-rsid="00183e0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font-size="10pt" fo:font-style="italic" fo:font-weight="bold" officeooo:rsid="0019b065" officeooo:paragraph-rsid="0019b065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font-size="10pt" fo:font-style="italic" fo:font-weight="bold" officeooo:rsid="0019b065" officeooo:paragraph-rsid="0019b065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font-size="10pt" fo:font-style="italic" fo:font-weight="bold" officeooo:rsid="00181b39" officeooo:paragraph-rsid="00181b39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fo:font-size="18pt" fo:font-style="normal" fo:font-weight="bold" officeooo:rsid="00165ba8" officeooo:paragraph-rsid="001a1377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text-properties fo:font-size="18pt" fo:font-style="normal" fo:font-weight="bold" officeooo:rsid="001a1377" officeooo:paragraph-rsid="001a1377" fo:background-color="#fff200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1b39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officeooo:rsid="00183e0d"/>
    </style:style>
    <style:style style:name="T6" style:family="text">
      <style:text-properties officeooo:rsid="0019b065"/>
    </style:style>
    <style:style style:name="T7" style:family="text">
      <style:text-properties officeooo:rsid="001a13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nozowanie wielkości PKB</text:p>
      <text:p text:style-name="P1"><text:span text:style-name="T1"><text:s/>Temat pracy</text:span><text:span text:style-name="T2"> </text:span></text:p>
      <text:p text:style-name="P1"/>
      <text:p text:style-name="P1">1. PKB w latach xxxx-xxxx</text:p>
      <text:p text:style-name="P6">wykresy z komentarzem + źródło danych</text:p>
      <text:p text:style-name="P10">trend: jest nie ma / liniowy/nieliniowy</text:p>
      <text:p text:style-name="P10">sezonowość jest/nie ma</text:p>
      <text:p text:style-name="P5"/>
      <text:p text:style-name="P2"><text:span text:style-name="T6">2</text:span>. Model trendu liniowego</text:p>
      <text:p text:style-name="P8">oszacowanie modelu </text:p>
      <text:p text:style-name="P8">ocena dopasowania: <text:span text:style-name="T5">R2, istotność parametrów itd</text:span> </text:p>
      <text:p text:style-name="P8">ocena reszt <text:s/><text:span text:style-name="T5">zwłaszcza autokorelacja składnika losowego</text:span></text:p>
      <text:p text:style-name="P8"><text:span text:style-name="T5">ew </text:span>ocena liniowości<text:span text:style-name="T4"> </text:span></text:p>
      <text:p text:style-name="P2"><text:span text:style-name="T6">3</text:span>. Model trendu kwadratowego</text:p>
      <text:p text:style-name="P7">oszacowanie modelu ocena dopasowania ocena reszt </text:p>
      <text:p text:style-name="P2"><text:span text:style-name="T6">4</text:span>. Model potęgowy/wykładniczy</text:p>
      <text:p text:style-name="P7">oszacowanie modelu ocena dopasowania ocena reszt ocena liniowości<text:span text:style-name="T4"> </text:span></text:p>
      <text:p text:style-name="P14"><text:span text:style-name="T7">5</text:span><text:span text:style-name="T4">. Model </text:span><text:span text:style-name="T7">ze zmiennymi zero jedynkowymi</text:span></text:p>
      <text:p text:style-name="P2"><text:span text:style-name="T7">6</text:span>. Porównanie <text:span text:style-name="T3">prognoz</text:span></text:p>
      <text:p text:style-name="P9">o<text:span text:style-name="T6">cena jakości</text:span> <text:span text:style-name="T6">prognostycznej modelu: dla wszystkich oszacownych modeli</text:span></text:p>
      <text:p text:style-name="P11">zestawić wartości RMSE i MAPE. Uzupełnić o informacje o istotności parametrów,</text:p>
      <text:p text:style-name="P11">autokorelacji składnika losowego</text:p>
      <text:p text:style-name="P3"><text:span text:style-name="T7">7</text:span>. Zakończenie</text:p>
      <text:p text:style-name="P11">ewentualnie zakończenie jak jest jeszcze coś do dodania</text:p>
      <text:p text:style-name="P4"><text:span text:style-name="T7">8</text:span>. Zbiór danych (lub dołączyć jako oddzielny plik)</text:p>
      <text:p text:style-name="P4"/>
      <text:p text:style-name="P15">Dodałem info o modelu z sezonowością (pkt 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06:58:15.260118216</meta:creation-date>
    <dc:date>2020-12-13T20:54:07.806445184</dc:date>
    <meta:editing-duration>PT14M3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124" meta:character-count="904" meta:non-whitespace-character-count="796"/>
  </office:meta>
</office:document-meta>
</file>